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c5e6"/>
    </style:style>
    <style:style style:name="P2" style:family="paragraph" style:parent-style-name="Text_20_body">
      <style:text-properties style:font-name="Trebuchet MS" fo:font-weight="normal" officeooo:rsid="0003c5e6" officeooo:paragraph-rsid="0003c5e6" style:font-weight-asian="normal" style:font-weight-complex="normal"/>
    </style:style>
    <style:style style:name="P3" style:family="paragraph" style:parent-style-name="Text_20_body">
      <style:text-properties style:font-name="Trebuchet MS" officeooo:rsid="0003c5e6" officeooo:paragraph-rsid="0003c5e6"/>
    </style:style>
    <style:style style:name="P4" style:family="paragraph" style:parent-style-name="Text_20_body">
      <style:text-properties style:font-name="Trebuchet MS" officeooo:rsid="0003e8e4" officeooo:paragraph-rsid="0003e8e4"/>
    </style:style>
    <style:style style:name="P5" style:family="paragraph" style:parent-style-name="Text_20_body">
      <style:text-properties style:font-name="Courier New" officeooo:rsid="0003c5e6" officeooo:paragraph-rsid="0003c5e6"/>
    </style:style>
    <style:style style:name="P6" style:family="paragraph" style:parent-style-name="Heading">
      <style:text-properties fo:font-weight="bold" officeooo:rsid="0003c5e6" officeooo:paragraph-rsid="0003c5e6" style:font-weight-asian="bold" style:font-weight-complex="bold"/>
    </style:style>
    <style:style style:name="P7" style:family="paragraph" style:parent-style-name="Heading_20_2">
      <style:text-properties officeooo:rsid="0003c5e6" officeooo:paragraph-rsid="0003c5e6"/>
    </style:style>
    <style:style style:name="P8" style:family="paragraph" style:parent-style-name="Heading_20_1">
      <style:text-properties officeooo:rsid="0003c5e6" officeooo:paragraph-rsid="0003c5e6"/>
    </style:style>
    <style:style style:name="P9" style:family="paragraph" style:parent-style-name="Heading_20_3">
      <style:text-properties officeooo:rsid="0003c5e6" officeooo:paragraph-rsid="0003c5e6"/>
    </style:style>
    <style:style style:name="T1" style:family="text">
      <style:text-properties style:font-name="Courier New"/>
    </style:style>
    <style:style style:name="T2" style:family="text">
      <style:text-properties style:font-name="Courier New" fo:font-style="normal" style:font-style-asian="normal" style:font-style-complex="normal"/>
    </style:style>
    <style:style style:name="T3" style:family="text">
      <style:text-properties style:font-name="Courier New" fo:font-style="normal" officeooo:rsid="0003e8e4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3e8e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_DdeLink__2_56392129"/>Zadanie 2 – zajęcia 3 i 4</text:h>
      <text:h text:style-name="P7" text:outline-level="2">Operacje na plikach; praca z napisami.</text:h>
      <text:p text:style-name="P1"/>
      <text:p text:style-name="P6">Cel ćwiczenia</text:p>
      <text:p text:style-name="P2">Celem zadani realizowanego w trakcie trzeciego i czwartego laboratorium jest zaznajomienie studentów z funkcjami przerwania 21h realizującymi operacje wejścia/wyjścia na plikach oraz z przetwarzaniem napisów w asemblerze.</text:p>
      <text:p text:style-name="P2"/>
      <text:h text:style-name="P9" text:outline-level="3">Zadanie</text:h>
      <text:p text:style-name="P3">W ramach zadania 2 studenci zaimplementują program wczytujący zawartość pliku wejściowego, dokonujący na niej określonych operacji (szczegóły w kolejnym podpunkcie instrukcji) i zapisujący rezultat do pliku wynikowego. Nazwy plików wejściowego i wyjściowego, jak również ewentualne inne parametry, są przekazywane w lini poleceń programu.</text:p>
      <text:p text:style-name="P3">Implementacja rozwiązania zadania 2 powinna obejmować weryfikację poprawności parametrów przekazanych w linii poleceń. Pliki wskazane w parametrach należy otwierać odpowiednio w trybie do odczytu (plik wejściowy) lub do zapisu (plik wynikowy). Należy również uwzględnić obsługę błędów, które mogą zostać zgłoszone przez przerwanie 21h w trakcie realizacji operacji na plikach.</text:p>
      <text:p text:style-name="P3">W pełni prawidłowe rozwiązanie zadania powinno umożliwiać pracę z plikami o dowolnym rozmiarze. Proszę jednak zwrócić uwagę, że wczytywanie / zapisywanie plików znak po znaku jest niewydaje. Z tego powodu pliki powinny być wczytywane, przetwarzane oraz (jeśli to konieczne) zapisywane porcjami, np. Po 16 kilobajtów. Można w tym celu zaimplementować proste funkcje buforujące, np. getchar / putchar. Funkcja zwracająca znak (getchar) powinna wczytać partię pliku do bufora w pamięci, a następnie zwracać poszczególne znaki z tego bufora. Po wyczerpaniu znaków w buforze funkcja powinna wczytać kolejną partię pliku. W analogiczny sposób można zaimplementować funkcję zapisującą (putchar) – funkcja ta umieszcza znaku w buforze, który jest fizycznie zapisywany do pliku, gdy zabraknie w nim miejsca na kolejny znak (oraz tuż przed zakończeniem programu).</text:p>
      <text:p text:style-name="P3">Na ocenę rozwiązania zadania składają się:</text:p>
      <text:p text:style-name="P3">1. Poprawność implementacji – z uwzględnieniem wymienionych powyżej elementów składowych rozwiązania zadania.</text:p>
      <text:p text:style-name="P3">2. Przejrzystość implementacji, w tym należyte skomentowanie poszczególnych partii instrukcji w programie, unikanie nadmiarowych / nieczytelnych instrukcji skoku oraz prawidłowy podział programu na podprocedury.</text:p>
      <text:p text:style-name="P3">3. Terminowość realizacji.</text:p>
      <text:p text:style-name="P3"/>
      <text:h text:style-name="P7" text:outline-level="2">Operacja na treści pliku wejściowego – kompresja RLE</text:h>
      <text:p text:style-name="P3">Program powinien sprawdzić, czy linia poleceń ma jedną z dwóch poniższych postaci:</text:p>
      <text:p text:style-name="P5"><text:soft-page-break/>nazwa_programu input output</text:p>
      <text:p text:style-name="P5">nazwa_programu -d input output</text:p>
      <text:p text:style-name="P3">gdzie <text:span text:style-name="T1">input </text:span>to nazwa pliku wejściowego, zaś <text:span text:style-name="T1">output </text:span>to nazwa pliku wyjściowego. W pierwszym przypadku, program powinien dokonać konwersji RLE (<text:span text:style-name="T4">run length encoding) </text:span><text:span text:style-name="T5">pliku wejściowego I zapisać wynik w pliku wyjściowym. W drugim przypadku program powinien dokonać dekompresji zawartości pliku wejściowego I zapisać wynik do pliku wyjściowego.</text:span></text:p>
      <text:p text:style-name="P3"><text:span text:style-name="T5">Kodowanie RLE polega na zastąpieniu wielokrotnego (&gt;3) powtórzenia pojedynczego bajtu następującymi trzema bajtami: znakiem modyfikacji (</text:span><text:span text:style-name="T4">escape character), </text:span><text:span text:style-name="T5">licznikiem powtórzeń I powtarzanym bajtem. Jako znak modyfikacji najwygodniej jest przyjąć znak </text:span><text:span text:style-name="T2">0x00</text:span><text:span text:style-name="T5">. Przykładowo, 10-cio krotne wystąpienieznaku ASCII </text:span><text:span text:style-name="T3">0x51 </text:span><text:span text:style-name="T6">należy zastąpić następującymi trzema bajtami: </text:span><text:span text:style-name="T3">0x00 0x0A 0x51</text:span><text:span text:style-name="T6">. Aby zapewnić możliwość wiernej dekompresji danych, każde wystąpienie znaku </text:span><text:span text:style-name="T3">0x00 </text:span><text:span text:style-name="T6">w treści oryginalnego )nie skompresowanego) pliku należy zamienić na parę bajtów </text:span><text:span text:style-name="T3">0x00 0x00</text:span><text:span text:style-name="T6">. W trakcie dekompresji każdą parę bajtół </text:span><text:span text:style-name="T3">0x00 0x00 </text:span><text:span text:style-name="T6">zamieniamy na znak </text:span><text:span text:style-name="T3">0x00</text:span><text:span text:style-name="T6">. Ponieważ na licznik powtórzeń rezerwujemy 1 bajt, nie może on przekroczyć wartości 255. Jeśli więc w pliku wejściowym występuje ciąg więcej niż 255 identycznych bajtów to kompresujemy osobno każde 255 bajty tego ciągu.</text:span></text:p>
      <text:p text:style-name="P4"><text:span text:style-name="T6">R</text:span><text:span text:style-name="T5">LE jest przydatny do szybkiej I bezstratnej kompresji zdjęć o niewielkiej ilości kolorów (zdjęcia monochromatyczne lub w 256 odcieniach szarości). Jednolite obszary takich zdjęć (czarne tło I inne powierzchnie o stałym kolorze) reprezentowane są jako wielokrotne powtórzenie tego samego bajtu.</text:span><text:bookmark-end text:name="__DdeLink__2_563921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4-04-19T10:59:17.633758811</meta:creation-date>
    <dc:date>2014-04-19T11:23:33.251419973</dc:date>
    <dc:creator>Beatka </dc:creator>
    <meta:editing-duration>PT8M43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19" meta:word-count="524" meta:character-count="3923" meta:non-whitespace-character-count="3414"/>
  </office:meta>
</office:document-meta>
</file>